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83d9" officeooo:paragraph-rsid="000583d9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0583d9" officeooo:paragraph-rsid="000583d9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0583d9" officeooo:paragraph-rsid="000583d9"/>
    </style:style>
    <style:style style:name="P4" style:family="paragraph" style:parent-style-name="Standard">
      <style:text-properties fo:language="ru" fo:country="RU" officeooo:rsid="0005ce3e" officeooo:paragraph-rsid="0005ce3e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05ce3e" officeooo:paragraph-rsid="0005ce3e"/>
    </style:style>
    <style:style style:name="P6" style:family="paragraph" style:parent-style-name="Standard" style:list-style-name="L1">
      <style:text-properties officeooo:paragraph-rsid="0005ce3e"/>
    </style:style>
    <style:style style:name="P7" style:family="paragraph" style:parent-style-name="Standard" style:list-style-name="L1">
      <style:text-properties officeooo:rsid="000774af" officeooo:paragraph-rsid="000774af"/>
    </style:style>
    <style:style style:name="T1" style:family="text">
      <style:text-properties officeooo:rsid="0005ce3e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5ce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ма социального исследования : «Отношение молодежи к службе в российской армии»</text:p>
      <text:p text:style-name="P2"/>
      <text:p text:style-name="P2">1.Объект исследования</text:p>
      <text:p text:style-name="P1">Объектом социологического исследования является молодежь ( на примере студентов МГТУ им Баумана)</text:p>
      <text:p text:style-name="P1"/>
      <text:p text:style-name="P2">2. Предмет исследования</text:p>
      <text:p text:style-name="P1">Мнение молодежи о<text:span text:style-name="T1">б российской</text:span> армии.</text:p>
      <text:p text:style-name="P1"/>
      <text:p text:style-name="P2">3.Цель исследования</text:p>
      <text:p text:style-name="P3"><text:span text:style-name="T1">Определить популярность российской армии среди молодежи в целом.</text:span></text:p>
      <text:p text:style-name="P1"/>
      <text:p text:style-name="P5">4. Задачи исследования</text:p>
      <text:list xml:id="list6433920655220272182" text:style-name="L1">
        <text:list-item>
          <text:p text:style-name="P6"><text:span text:style-name="T3">Составить словарь исследования, выделить основное направление деятельности.</text:span></text:p>
        </text:list-item>
        <text:list-item>
          <text:p text:style-name="P7"><text:span text:style-name="T3">В</text:span><text:span text:style-name="T2">ыбрать подходящие методы для определения состояния явления.</text:span></text:p>
        </text:list-item>
        <text:list-item>
          <text:p text:style-name="P7"><text:span text:style-name="T2">Обосновать методы обработки первичных данных.</text:span></text:p>
        </text:list-item>
        <text:list-item>
          <text:p text:style-name="P7"><text:span text:style-name="T2">Определить популярность российской армии среди молодежи.</text:span></text:p>
        </text:list-item>
      </text:list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20:30:02.953698989</meta:creation-date>
    <dc:date>2017-09-15T20:54:32.444100304</dc:date>
    <meta:editing-duration>PT3M59S</meta:editing-duration>
    <meta:editing-cycles>1</meta:editing-cycles>
    <meta:document-statistic meta:table-count="0" meta:image-count="0" meta:object-count="0" meta:page-count="1" meta:paragraph-count="12" meta:word-count="75" meta:character-count="605" meta:non-whitespace-character-count="546"/>
    <meta:generator>LibreOffice/5.1.6.2$Linux_X86_64 LibreOffice_project/10m0$Build-2</meta:generator>
  </office:meta>
</office:document-meta>
</file>